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914e" officeooo:paragraph-rsid="0003914e"/>
    </style:style>
    <style:style style:name="P2" style:family="paragraph" style:parent-style-name="Text_20_body">
      <style:text-properties officeooo:rsid="00047cf2" officeooo:paragraph-rsid="00047cf2"/>
    </style:style>
    <style:style style:name="P3" style:family="paragraph" style:parent-style-name="Text_20_body">
      <style:text-properties officeooo:rsid="00054925" officeooo:paragraph-rsid="00054925"/>
    </style:style>
    <style:style style:name="P4" style:family="paragraph" style:parent-style-name="Heading_20_1">
      <style:text-properties officeooo:rsid="00047cf2" officeooo:paragraph-rsid="00047c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duktet</text:h>
      <text:p text:style-name="P2">Denne rapport beskriver et online system der er udviklet i et samarbejde mellem Jannik Davidsen og G3 Solutions i forbindelse med Jannik Davidsens afsluttende Bacheloropgave på uddannelsesstedet Copenhagen Business Academy. Alle rettigheder til produktet tilhører G3 Solutions, og produktet vil blive overdraget ved aflevering af opgaven til uddannelsesstedet.</text:p>
      <text:h text:style-name="P4" text:outline-level="1">Hvad</text:h>
      <text:p text:style-name="P3">Der har ikke været nogen specifikke implementeringskrav fra virksomheden ang. hvilken teknologi der skal anvendes, dog skal der anvendes en teknologi til der er i stand til at sende beskrivende fejlbeskeder fra hjemmesiden til anden applikation, der er i stand til at logge fejl, for senere forbedring af systemet.</text:p>
      <text:p text:style-name="P3">Til at sende fejlbeskeder fra hjemmeside til fejl logningen, foreslås der anvendt et messaging system, da sådanne systemer hjælper med at sende beskeder på tværs af teknologier, og hurtigt kan blive kodet op til ny teknologi, hvis der vil blive skiftet teknologi på et senere tidspunkt. Hvis der skulle skrives direkte fra hjemmesiden til beskrivende fejlbeskeder, </text:p>
      <text:p text:style-name="P1"/>
      <text:p text:style-name="P1">Dibs; 702030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4:02:23.832000000</meta:creation-date>
    <dc:date>2016-12-21T11:06:50.968430173</dc:date>
    <meta:editing-duration>PT7H13M23S</meta:editing-duration>
    <meta:editing-cycles>3</meta:editing-cycles>
    <meta:generator>LibreOffice/5.1.4.2$Linux_X86_64 LibreOffice_project/10m0$Build-2</meta:generator>
    <meta:document-statistic meta:table-count="0" meta:image-count="0" meta:object-count="0" meta:page-count="1" meta:paragraph-count="6" meta:word-count="157" meta:character-count="1066" meta:non-whitespace-character-count="914"/>
  </office:meta>
</office:document-meta>
</file>